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31FFF90BA8A9E5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0.766cm" fo:min-width="2.04cm" draw:shadow="visible" draw:shadow-offset-x="0.071cm" draw:shadow-offset-y="0.071cm"/>
    </style:style>
    <style:style style:name="gr2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3.306cm" fo:min-width="2.572cm" draw:shadow="visible" draw:shadow-offset-x="0.071cm" draw:shadow-offset-y="0.071cm"/>
    </style:style>
    <style:style style:name="gr3" style:family="graphic" style:parent-style-name="standard">
      <style:graphic-properties svg:stroke-color="#000000" draw:fill-color="#99ff66" draw:textarea-horizontal-align="justify" draw:textarea-vertical-align="middle" draw:auto-grow-height="false" fo:min-height="1.147cm" fo:min-width="1.278cm" draw:shadow="visible" draw:shadow-offset-x="0.071cm" draw:shadow-offset-y="0.071cm"/>
    </style:style>
    <style:style style:name="gr4" style:family="graphic" style:parent-style-name="standard">
      <style:graphic-properties svg:stroke-color="#000000" draw:fill-color="#99ff66" draw:textarea-horizontal-align="justify" draw:textarea-vertical-align="middle" draw:auto-grow-height="false" fo:min-height="1.147cm" fo:min-width="1.405cm" draw:shadow="visible" draw:shadow-offset-x="0.071cm" draw:shadow-offset-y="0.071cm"/>
    </style:style>
    <style:style style:name="gr5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0.004cm" fo:min-width="1.056cm"/>
    </style:style>
    <style:style style:name="gr6" style:family="graphic" style:parent-style-name="standard">
      <style:graphic-properties svg:stroke-color="#000000" draw:fill-color="#a83838" draw:textarea-horizontal-align="justify" draw:textarea-vertical-align="middle" draw:auto-grow-height="false" fo:min-height="1.584cm" fo:min-width="1.588cm" draw:shadow="visible" draw:shadow-offset-x="0.071cm" draw:shadow-offset-y="0.071cm"/>
    </style:style>
    <style:style style:name="gr7" style:family="graphic" style:parent-style-name="standard">
      <style:graphic-properties svg:stroke-color="#000000" draw:fill-color="#a83838" draw:textarea-horizontal-align="justify" draw:textarea-vertical-align="middle" draw:auto-grow-height="false" fo:min-height="1.609cm" fo:min-width="1.586cm" draw:shadow="visible" draw:shadow-offset-x="0.071cm" draw:shadow-offset-y="0.07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385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0.385cm" fo:min-width="3.183cm" draw:shadow="visible" draw:shadow-offset-x="0.071cm" draw:shadow-offset-y="0.071cm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3.183cm"/>
    </style:style>
    <style:style style:name="gr17" style:family="graphic" style:parent-style-name="standard">
      <style:graphic-properties svg:stroke-width="0.035cm" svg:stroke-color="#000000" draw:marker-start-width="0.252cm" draw:marker-end="Dimension_20_Lines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99ff66" draw:textarea-horizontal-align="justify" draw:textarea-vertical-align="middle" draw:auto-grow-height="false" fo:min-height="1.401cm" fo:min-width="1.405cm" draw:shadow="visible" draw:shadow-offset-x="0.071cm" draw:shadow-offset-y="0.071cm"/>
    </style:style>
    <style:style style:name="gr19" style:family="graphic" style:parent-style-name="standard">
      <style:graphic-properties svg:stroke-color="#000000" draw:fill-color="#99ff66" draw:textarea-horizontal-align="justify" draw:textarea-vertical-align="middle" draw:auto-grow-height="false" fo:min-height="1.274cm" fo:min-width="1.405cm" draw:shadow="visible" draw:shadow-offset-x="0.071cm" draw:shadow-offset-y="0.071cm"/>
    </style:style>
    <style:style style:name="gr20" style:family="graphic" style:parent-style-name="measure" style:list-style-name="L1">
      <style:graphic-properties draw:marker-start="" draw:marker-end="" draw:textarea-vertical-align="middle"/>
    </style:style>
    <style:style style:name="gr21" style:family="graphic" style:parent-style-name="measure" style:list-style-name="L1">
      <style:graphic-properties draw:marker-start="" draw:marker-end="" draw:textarea-vertical-align="middle"/>
    </style:style>
    <style:style style:name="P1" style:family="paragraph">
      <style:paragraph-properties fo:text-align="center"/>
      <style:text-properties fo:color="#ffffff" style:font-name="Noto Sans CJK JP Bold" fo:font-size="13pt"/>
    </style:style>
    <style:style style:name="P2" style:family="paragraph">
      <loext:graphic-properties draw:fill="solid" draw:fill-color="#330033"/>
      <style:paragraph-properties fo:text-align="center"/>
      <style:text-properties fo:color="#ffffff" style:font-name="Noto Sans CJK JP Bold" fo:font-size="13pt"/>
    </style:style>
    <style:style style:name="P3" style:family="paragraph">
      <style:paragraph-properties fo:text-align="center"/>
      <style:text-properties style:font-name="Noto Sans CJK SC Bold" fo:font-size="13pt"/>
    </style:style>
    <style:style style:name="P4" style:family="paragraph">
      <loext:graphic-properties draw:fill="solid" draw:fill-color="#330033"/>
      <style:paragraph-properties fo:text-align="center"/>
      <style:text-properties style:font-name="Noto Sans CJK SC Bold" fo:font-size="13pt"/>
    </style:style>
    <style:style style:name="P5" style:family="paragraph">
      <style:paragraph-properties fo:text-align="center"/>
      <style:text-properties style:font-name="Noto Sans CJK SC Bold" fo:font-size="11pt"/>
    </style:style>
    <style:style style:name="P6" style:family="paragraph">
      <loext:graphic-properties draw:fill-color="#99ff66"/>
      <style:paragraph-properties fo:text-align="center"/>
      <style:text-properties style:font-name="Noto Sans CJK SC Bold" fo:font-size="11pt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-color="#a83838"/>
      <style:paragraph-properties fo:text-align="center"/>
      <style:text-properties fo:color="#ffffff" style:font-name="Noto Sans CJK JP Bold" fo:font-size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Noto Sans CJK SC Bold" fo:font-size="11pt" style:font-size-asian="11pt" style:font-size-complex="11pt"/>
    </style:style>
    <style:style style:name="P12" style:family="paragraph">
      <loext:graphic-properties draw:fill-color="#cccccc"/>
      <style:paragraph-properties fo:text-align="center"/>
      <style:text-properties style:font-name="Noto Sans CJK SC Bold" fo:font-size="11pt" style:font-size-asian="11pt" style:font-size-complex="11pt"/>
    </style:style>
    <style:style style:name="P13" style:family="paragraph">
      <style:paragraph-properties fo:text-align="center"/>
      <style:text-properties fo:color="#ffffff" style:font-name="Noto Sans CJK JP Bold" fo:font-size="13pt" style:font-size-asian="13pt" style:font-size-complex="13pt"/>
    </style:style>
    <style:style style:name="P14" style:family="paragraph">
      <loext:graphic-properties draw:fill="solid" draw:fill-color="#330033"/>
      <style:paragraph-properties fo:text-align="center"/>
      <style:text-properties fo:color="#ffffff" style:font-name="Noto Sans CJK JP Bold" fo:font-size="13pt" style:font-size-asian="13pt" style:font-size-complex="13pt"/>
    </style:style>
    <style:style style:name="P15" style:family="paragraph">
      <style:paragraph-properties fo:text-align="center"/>
      <style:text-properties style:font-name="Noto Sans CJK JP Bold"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 CJK SC Bold" fo:font-size="11pt" style:font-size-asian="11pt" style:font-size-complex="11pt"/>
    </style:style>
    <style:style style:name="T2" style:family="text">
      <style:text-properties style:font-name="Noto Sans CJK JP Bold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2.54cm" svg:height="1.016cm" svg:x="5.699cm" svg:y="5.318cm">
          <text:p text:style-name="P1">gui_inpu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016cm" svg:x="5.699cm" svg:y="6.969cm">
          <text:p text:style-name="P1">gui_tim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72cm" svg:height="3.556cm" svg:x="10.271cm" svg:y="4.937cm">
          <text:p text:style-name="P3">gui_ev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9" draw:id="id19" draw:layer="layout" svg:width="1.778cm" svg:height="1.397cm" svg:x="6.08cm" svg:y="2.27cm">
          <text:p text:style-name="P5">Rpi</text:p>
          <text:p text:style-name="P5">input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1.905cm" svg:height="1.397cm" svg:x="8.239cm" svg:y="2.27cm">
          <text:p text:style-name="P5">Allegro</text:p>
          <text:p text:style-name="P5">inpu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78cm" svg:height="0.508cm" svg:x="8.366cm" svg:y="5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778cm" svg:height="0.508cm" svg:x="8.366cm" svg:y="7.2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xml:id="id3" draw:id="id3" draw:layer="layout" svg:width="2.286cm" svg:height="2.032cm" svg:x="15.097cm" svg:y="4.175cm">
          <text:p text:style-name="P1">Switch</text:p>
          <text:p text:style-name="P1">Input</text:p>
          <text:p text:style-name="P1">Targe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2.286cm" svg:height="2.059cm" svg:x="15.097cm" svg:y="7.223cm">
          <text:p text:style-name="P1">Switch</text:p>
          <text:p text:style-name="P1">Update</text:p>
          <text:p text:style-name="P1">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3.192cm" svg:y1="5.318cm" svg:x2="15.097cm" svg:y2="5.318cm">
          <text:p/>
        </draw:line>
        <draw:line draw:style-name="gr8" draw:text-style-name="P9" draw:layer="layout" svg:x1="13.192cm" svg:y1="8.239cm" svg:x2="15.097cm" svg:y2="8.239cm">
          <text:p/>
        </draw:line>
        <draw:line draw:style-name="gr9" draw:text-style-name="P9" xml:id="id1" draw:id="id1" draw:layer="layout" svg:x1="7.604cm" svg:y1="10.144cm" svg:x2="16.24cm" svg:y2="10.144cm">
          <text:p/>
        </draw:line>
        <draw:connector draw:style-name="gr10" draw:text-style-name="P10" draw:layer="layout" svg:x1="16.24cm" svg:y1="10.144cm" svg:x2="16.24cm" svg:y2="9.282cm" draw:start-shape="id1" draw:start-glue-point="1" draw:end-shape="id2" draw:end-glue-point="2" svg:d="M16240 10144v-862" svg:viewBox="0 0 1 863">
          <text:p/>
        </draw:connector>
        <draw:connector draw:style-name="gr10" draw:text-style-name="P10" draw:layer="layout" svg:x1="16.24cm" svg:y1="7.223cm" svg:x2="16.24cm" svg:y2="6.207cm" draw:start-shape="id2" draw:start-glue-point="0" draw:end-shape="id3" draw:end-glue-point="2" svg:d="M16240 7223v-1016" svg:viewBox="0 0 1 1017">
          <text:p/>
        </draw:connector>
        <draw:custom-shape draw:style-name="gr11" draw:text-style-name="P12" draw:layer="layout" svg:width="3.81cm" svg:height="0.635cm" svg:x="7.604cm" svg:y="9.509cm">
          <text:p text:style-name="P11"><text:span text:style-name="T1">GAME_STAGE </text:span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4" draw:id="id4" draw:layer="layout" svg:width="0.254cm" svg:height="0.254cm" svg:x="18.418cm" svg:y="5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13" draw:text-style-name="P10" draw:layer="layout" svg:width="1.143cm" svg:height="1.016cm" draw:transform="rotate (-3.14159265358979) translate (19.161cm 5.699cm)" draw:kind="arc" draw:start-angle="91.45" draw:end-angle="274.46">
          <text:p/>
        </draw:ellipse>
        <draw:line draw:style-name="gr14" draw:text-style-name="P9" draw:layer="layout" svg:x1="18.545cm" svg:y1="5.191cm" svg:x2="18.799cm" svg:y2="4.683cm">
          <text:p/>
        </draw:line>
        <draw:connector draw:style-name="gr13" draw:text-style-name="P10" draw:layer="layout" svg:x1="17.383cm" svg:y1="5.191cm" svg:x2="18.418cm" svg:y2="5.191cm" draw:start-shape="id3" draw:start-glue-point="1" draw:end-shape="id4" draw:end-glue-point="6" svg:d="M17383 5191h1035" svg:viewBox="0 0 1036 1">
          <text:p/>
        </draw:connector>
        <draw:custom-shape draw:style-name="gr12" draw:text-style-name="P10" xml:id="id5" draw:id="id5" draw:layer="layout" svg:width="0.254cm" svg:height="0.254cm" svg:x="18.418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13" draw:text-style-name="P10" draw:layer="layout" svg:width="1.143cm" svg:height="1.016cm" draw:transform="rotate (-3.14159265358979) translate (19.161cm 8.747cm)" draw:kind="arc" draw:start-angle="91.45" draw:end-angle="274.46">
          <text:p/>
        </draw:ellipse>
        <draw:line draw:style-name="gr14" draw:text-style-name="P9" draw:layer="layout" svg:x1="18.545cm" svg:y1="8.239cm" svg:x2="18.799cm" svg:y2="7.731cm">
          <text:p/>
        </draw:line>
        <draw:connector draw:style-name="gr13" draw:text-style-name="P10" draw:layer="layout" draw:line-skew="-0.518cm" svg:x1="17.383cm" svg:y1="8.252cm" svg:x2="18.418cm" svg:y2="8.239cm" draw:start-shape="id2" draw:start-glue-point="1" draw:end-shape="id5" draw:end-glue-point="6" svg:d="M17383 8252h36v-13h999" svg:viewBox="0 0 1036 14">
          <text:p/>
        </draw:connector>
        <draw:custom-shape draw:style-name="gr15" draw:text-style-name="P14" xml:id="id10" draw:id="id10" draw:layer="layout" svg:width="3.683cm" svg:height="0.635cm" svg:x="19.923cm" svg:y="4.175cm">
          <text:p text:style-name="P13"><text:span text:style-name="T2">frogge</text:span><text:span text:style-name="T2">r_outp</text:span><text:span text:style-name="T2">ut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8.907cm" svg:y1="4.556cm" svg:x2="19.923cm" svg:y2="4.429cm">
          <text:p/>
        </draw:line>
        <draw:line draw:style-name="gr14" draw:text-style-name="P9" draw:layer="layout" svg:x1="19.288cm" svg:y1="4.937cm" svg:x2="19.923cm" svg:y2="4.429cm">
          <text:p/>
        </draw:line>
        <draw:line draw:style-name="gr14" draw:text-style-name="P9" draw:layer="layout" svg:x1="19.161cm" svg:y1="4.683cm" svg:x2="19.923cm" svg:y2="4.429cm">
          <text:p/>
        </draw:line>
        <draw:line draw:style-name="gr14" draw:text-style-name="P9" draw:layer="layout" svg:x1="19.415cm" svg:y1="5.191cm" svg:x2="19.923cm" svg:y2="4.429cm">
          <text:p/>
        </draw:line>
        <draw:custom-shape draw:style-name="gr16" draw:text-style-name="P15" xml:id="id6" draw:id="id6" draw:layer="layout" svg:width="3.683cm" svg:height="0.635cm" svg:x="19.923cm" svg:y="7.223cm">
          <text:p text:style-name="P15"><text:span text:style-name="T2">frog</text:span><text:span text:style-name="T2">ger_</text:span><text:span text:style-name="T2">outp</text:span><text:span text:style-name="T2">ut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8.907cm" svg:y1="7.604cm" svg:x2="19.923cm" svg:y2="7.477cm">
          <text:p/>
        </draw:line>
        <draw:line draw:style-name="gr14" draw:text-style-name="P9" draw:layer="layout" svg:x1="19.288cm" svg:y1="7.985cm" svg:x2="19.923cm" svg:y2="7.477cm">
          <text:p/>
        </draw:line>
        <draw:line draw:style-name="gr14" draw:text-style-name="P9" draw:layer="layout" svg:x1="19.161cm" svg:y1="7.731cm" svg:x2="19.923cm" svg:y2="7.477cm">
          <text:p/>
        </draw:line>
        <draw:line draw:style-name="gr14" draw:text-style-name="P9" draw:layer="layout" svg:x1="19.415cm" svg:y1="8.239cm" svg:x2="19.923cm" svg:y2="7.477cm">
          <text:p/>
        </draw:line>
        <draw:custom-shape draw:style-name="gr3" draw:text-style-name="P6" xml:id="id7" draw:id="id7" draw:layer="layout" svg:width="1.778cm" svg:height="1.397cm" svg:x="23.86cm" svg:y="5.318cm">
          <text:p text:style-name="P5">Rpi</text:p>
          <text:p text:style-name="P5">output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1.778cm" svg:height="1.397cm" svg:x="26.273cm" svg:y="5.318cm">
          <text:p text:style-name="P5">Allegro</text:p>
          <text:p text:style-name="P5">output</text:p>
          <draw:enhanced-geometry svg:viewBox="0 0 21600 21600" draw:type="rectangle" draw:enhanced-path="M 0 0 L 21600 0 21600 21600 0 21600 0 0 Z N"/>
        </draw:custom-shape>
        <draw:connector draw:style-name="gr17" draw:text-style-name="P10" xml:id="id8" draw:id="id8" draw:layer="layout" svg:x1="23.606cm" svg:y1="7.54cm" svg:x2="24.749cm" svg:y2="6.715cm" draw:start-shape="id6" draw:start-glue-point="1" draw:end-shape="id7" draw:end-glue-point="2" svg:d="M23606 7540h1143v-825" svg:viewBox="0 0 1144 826">
          <text:p/>
        </draw:connector>
        <draw:connector draw:style-name="gr17" draw:text-style-name="P10" draw:layer="layout" svg:x1="24.749cm" svg:y1="7.54cm" svg:x2="27.162cm" svg:y2="6.715cm" draw:start-shape="id8" draw:start-glue-point="0" draw:end-shape="id9" draw:end-glue-point="2" svg:d="M24749 7540h2413v-825" svg:viewBox="0 0 2414 826">
          <text:p/>
        </draw:connector>
        <draw:connector draw:style-name="gr17" draw:text-style-name="P10" xml:id="id11" draw:id="id11" draw:layer="layout" svg:x1="23.606cm" svg:y1="4.492cm" svg:x2="24.749cm" svg:y2="5.318cm" draw:start-shape="id10" draw:start-glue-point="1" draw:end-shape="id7" draw:end-glue-point="0" svg:d="M23606 4492h1143v826" svg:viewBox="0 0 1144 827">
          <text:p/>
        </draw:connector>
        <draw:connector draw:style-name="gr17" draw:text-style-name="P10" draw:layer="layout" svg:x1="24.749cm" svg:y1="4.492cm" svg:x2="27.162cm" svg:y2="5.318cm" draw:start-shape="id11" draw:start-glue-point="0" draw:end-shape="id9" draw:end-glue-point="0" svg:d="M24749 4492h2413v826" svg:viewBox="0 0 2414 827">
          <text:p/>
        </draw:connector>
        <draw:line draw:style-name="gr8" draw:text-style-name="P9" draw:layer="layout" svg:x1="13.192cm" svg:y1="8.239cm" svg:x2="15.097cm" svg:y2="8.239cm">
          <text:p/>
        </draw:line>
        <draw:custom-shape draw:style-name="gr12" draw:text-style-name="P10" draw:layer="layout" svg:width="0.254cm" svg:height="0.254cm" svg:x="18.418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4" draw:layer="layout" svg:width="3.683cm" svg:height="0.635cm" svg:x="19.923cm" svg:y="7.223cm">
          <text:p text:style-name="P13"><text:span text:style-name="T2">fr</text:span><text:span text:style-name="T2">o</text:span><text:span text:style-name="T2">g</text:span><text:span text:style-name="T2">g</text:span><text:span text:style-name="T2">e</text:span><text:span text:style-name="T2">r</text:span><text:span text:style-name="T2">_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8.907cm" svg:y1="7.604cm" svg:x2="19.923cm" svg:y2="7.477cm">
          <text:p/>
        </draw:line>
        <draw:line draw:style-name="gr14" draw:text-style-name="P9" draw:layer="layout" svg:x1="19.288cm" svg:y1="7.985cm" svg:x2="19.923cm" svg:y2="7.477cm">
          <text:p/>
        </draw:line>
        <draw:line draw:style-name="gr14" draw:text-style-name="P9" draw:layer="layout" svg:x1="19.161cm" svg:y1="7.731cm" svg:x2="19.923cm" svg:y2="7.477cm">
          <text:p/>
        </draw:line>
        <draw:line draw:style-name="gr14" draw:text-style-name="P9" draw:layer="layout" svg:x1="19.415cm" svg:y1="8.239cm" svg:x2="19.923cm" svg:y2="7.477cm">
          <text:p/>
        </draw:line>
        <draw:custom-shape draw:style-name="gr7" draw:text-style-name="P8" xml:id="id13" draw:id="id13" draw:layer="layout" svg:width="2.286cm" svg:height="2.059cm" svg:x="10.017cm" svg:y="13.319cm">
          <text:p text:style-name="P1">Switch</text:p>
          <text:p text:style-name="P1">Tasks</text:p>
          <text:p text:style-name="P1">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xml:id="id12" draw:id="id12" draw:layer="layout" svg:x1="5.826cm" svg:y1="16.24cm" svg:x2="11.16cm" svg:y2="16.24cm">
          <text:p/>
        </draw:line>
        <draw:connector draw:style-name="gr10" draw:text-style-name="P10" draw:layer="layout" svg:x1="11.16cm" svg:y1="16.24cm" svg:x2="11.16cm" svg:y2="15.378cm" draw:start-shape="id12" draw:start-glue-point="1" draw:end-shape="id13" draw:end-glue-point="2" svg:d="M11160 16240v-862" svg:viewBox="0 0 1 863">
          <text:p/>
        </draw:connector>
        <draw:custom-shape draw:style-name="gr12" draw:text-style-name="P10" xml:id="id14" draw:id="id14" draw:layer="layout" svg:width="0.254cm" svg:height="0.254cm" svg:x="13.338cm" svg:y="14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13" draw:text-style-name="P10" draw:layer="layout" svg:width="1.143cm" svg:height="1.016cm" draw:transform="rotate (-3.14159265358979) translate (14.081cm 14.843cm)" draw:kind="arc" draw:start-angle="91.45" draw:end-angle="274.46">
          <text:p/>
        </draw:ellipse>
        <draw:line draw:style-name="gr14" draw:text-style-name="P9" draw:layer="layout" svg:x1="13.465cm" svg:y1="14.335cm" svg:x2="13.719cm" svg:y2="13.827cm">
          <text:p/>
        </draw:line>
        <draw:connector draw:style-name="gr13" draw:text-style-name="P10" draw:layer="layout" draw:line-skew="-0.518cm" svg:x1="12.303cm" svg:y1="14.348cm" svg:x2="13.338cm" svg:y2="14.335cm" draw:start-shape="id13" draw:start-glue-point="1" draw:end-shape="id14" draw:end-glue-point="6" svg:d="M12303 14348h36v-13h999" svg:viewBox="0 0 1036 14">
          <text:p/>
        </draw:connector>
        <draw:custom-shape draw:style-name="gr16" draw:text-style-name="P15" draw:layer="layout" svg:width="3.683cm" svg:height="0.635cm" svg:x="14.843cm" svg:y="13.319cm">
          <text:p text:style-name="P15"><text:span text:style-name="T2">f</text:span><text:span text:style-name="T2">r</text:span><text:span text:style-name="T2">o</text:span><text:span text:style-name="T2">g</text:span><text:span text:style-name="T2">g</text:span><text:span text:style-name="T2">e</text:span><text:span text:style-name="T2">r</text:span><text:span text:style-name="T2">_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3.827cm" svg:y1="13.7cm" svg:x2="14.843cm" svg:y2="13.573cm">
          <text:p/>
        </draw:line>
        <draw:line draw:style-name="gr14" draw:text-style-name="P9" draw:layer="layout" svg:x1="14.208cm" svg:y1="14.081cm" svg:x2="14.843cm" svg:y2="13.573cm">
          <text:p/>
        </draw:line>
        <draw:line draw:style-name="gr14" draw:text-style-name="P9" draw:layer="layout" svg:x1="14.081cm" svg:y1="13.827cm" svg:x2="14.843cm" svg:y2="13.573cm">
          <text:p/>
        </draw:line>
        <draw:line draw:style-name="gr14" draw:text-style-name="P9" draw:layer="layout" svg:x1="14.335cm" svg:y1="14.335cm" svg:x2="14.843cm" svg:y2="13.573cm">
          <text:p/>
        </draw:line>
        <draw:custom-shape draw:style-name="gr18" draw:text-style-name="P6" xml:id="id17" draw:id="id17" draw:layer="layout" svg:width="1.905cm" svg:height="1.651cm" svg:x="15.732cm" svg:y="10.906cm">
          <text:p text:style-name="P5">Rpi</text:p>
          <text:p text:style-name="P5">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6" draw:id="id16" draw:layer="layout" svg:width="1.905cm" svg:height="1.524cm" svg:x="15.732cm" svg:y="14.716cm">
          <text:p text:style-name="P5">Allegro</text:p>
          <text:p text:style-name="P5">output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0.635cm" svg:x="5.826cm" svg:y="15.605cm">
          <text:p text:style-name="P11"><text:span text:style-name="T1">GAME_STAGE stage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3.465cm" svg:y1="14.335cm" svg:x2="13.719cm" svg:y2="13.827cm">
          <text:p/>
        </draw:line>
        <draw:custom-shape draw:style-name="gr15" draw:text-style-name="P14" xml:id="id15" draw:id="id15" draw:layer="layout" svg:width="3.683cm" svg:height="0.635cm" svg:x="14.843cm" svg:y="13.319cm">
          <text:p text:style-name="P13"><text:span text:style-name="T2">f</text:span><text:span text:style-name="T2">r</text:span><text:span text:style-name="T2">o</text:span><text:span text:style-name="T2">g</text:span><text:span text:style-name="T2">g</text:span><text:span text:style-name="T2">e</text:span><text:span text:style-name="T2">r</text:span><text:span text:style-name="T2">_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13.827cm" svg:y1="13.7cm" svg:x2="14.843cm" svg:y2="13.573cm">
          <text:p/>
        </draw:line>
        <draw:line draw:style-name="gr14" draw:text-style-name="P9" draw:layer="layout" svg:x1="14.208cm" svg:y1="14.081cm" svg:x2="14.843cm" svg:y2="13.573cm">
          <text:p/>
        </draw:line>
        <draw:line draw:style-name="gr14" draw:text-style-name="P9" draw:layer="layout" svg:x1="14.081cm" svg:y1="13.827cm" svg:x2="14.843cm" svg:y2="13.573cm">
          <text:p/>
        </draw:line>
        <draw:line draw:style-name="gr14" draw:text-style-name="P9" draw:layer="layout" svg:x1="14.335cm" svg:y1="14.335cm" svg:x2="14.843cm" svg:y2="13.573cm">
          <text:p/>
        </draw:line>
        <draw:connector draw:style-name="gr17" draw:text-style-name="P10" draw:layer="layout" svg:x1="16.684cm" svg:y1="13.954cm" svg:x2="16.684cm" svg:y2="14.716cm" draw:start-shape="id15" draw:start-glue-point="2" draw:end-shape="id16" draw:end-glue-point="0" svg:d="M16684 13954v762" svg:viewBox="0 0 1 763">
          <text:p/>
        </draw:connector>
        <draw:connector draw:style-name="gr17" draw:text-style-name="P10" draw:layer="layout" svg:x1="16.684cm" svg:y1="12.557cm" svg:x2="16.684cm" svg:y2="13.319cm" draw:start-shape="id17" draw:start-glue-point="2" draw:end-shape="id15" draw:end-glue-point="0" svg:d="M16684 12557v762" svg:viewBox="0 0 1 763">
          <text:p/>
        </draw:connector>
        <draw:connector draw:style-name="gr17" draw:text-style-name="P10" xml:id="id20" draw:id="id20" draw:layer="layout" svg:x1="6.969cm" svg:y1="5.318cm" svg:x2="6.969cm" svg:y2="3.667cm" draw:start-shape="id18" draw:start-glue-point="0" draw:end-shape="id19" draw:end-glue-point="2" svg:d="M6969 5318v-1651" svg:viewBox="0 0 1 1652">
          <text:p/>
        </draw:connector>
        <draw:connector draw:style-name="gr17" draw:text-style-name="P10" draw:layer="layout" svg:x1="6.969cm" svg:y1="4.492cm" svg:x2="9.191cm" svg:y2="3.667cm" draw:start-shape="id20" draw:start-glue-point="0" draw:end-shape="id21" draw:end-glue-point="2" svg:d="M6969 4492h2222v-825" svg:viewBox="0 0 2223 826">
          <text:p/>
        </draw:connector>
        <draw:measure draw:style-name="gr20" draw:text-style-name="P16" draw:layer="measurelines" svg:x1="4.667cm" svg:y1="16.494cm" svg:x2="4.667cm" svg:y2="10.779cm">
          <text:p text:style-name="P16">Back-end</text:p>
        </draw:measure>
        <draw:measure draw:style-name="gr21" draw:text-style-name="P16" draw:layer="layout" svg:x1="4.667cm" svg:y1="10.398cm" svg:x2="4.667cm" svg:y2="2.016cm">
          <text:p text:style-name="P16">Front-end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66336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31FFF90BA8A9E51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09:51:56.887827349</meta:creation-date>
    <dc:date>2018-07-06T13:19:17.783789196</dc:date>
    <meta:editing-duration>PT14M51S</meta:editing-duration>
    <meta:editing-cycles>2</meta:editing-cycles>
    <meta:generator>LibreOffice/5.1.6.2$Linux_X86_64 LibreOffice_project/10m0$Build-2</meta:generator>
    <meta:document-statistic meta:object-count="73"/>
  </office:meta>
</office:document-meta>
</file>